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191cm" fo:min-width="1.6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2.15cm" fo:min-width="1.6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75cm" fo:min-width="1.2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="none" fo:min-height="1.523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118cm" fo:min-width="0.036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63cm" fo:min-width="5.468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068cm" fo:min-width="0cm"/>
    </style:style>
    <style:style style:name="gr11" style:family="graphic" style:parent-style-name="objectwithoutfill">
      <style:graphic-properties svg:stroke-width="0.3cm" svg:stroke-color="#b2b2b2" draw:marker-start-width="0.65cm" draw:marker-end="Arrow" draw:marker-end-width="0.75cm" draw:fill="solid" draw:textarea-vertical-align="middle" fo:padding-top="0.275cm" fo:padding-bottom="0.275cm" fo:padding-left="0.4cm" fo:padding-right="0.4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2cm" svg:height="4.541cm" svg:x="9.582cm" svg:y="5.428cm">
          <text:p text:style-name="P1">Python</text:p>
          <text:p text:style-name="P1"/>
          <text:p text:style-name="P1"/>
          <text:p text:style-name="P1"/>
          <text:p text:style-name="P1">BC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2.5cm" svg:x="9.58cm" svg:y="10.169cm">
          <text:p text:style-name="P1">BC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2.1cm" svg:x="9.78cm" svg:y="10.369cm">
          <text:p text:style-name="P1">BC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cm" svg:height="0.3cm" svg:x="12.18cm" svg:y="1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4" draw:layer="layout" svg:x1="9.482cm" svg:y1="5.127cm" svg:x2="11.775cm" svg:y2="5.13cm">
            <text:p/>
          </draw:line>
          <draw:line draw:style-name="gr5" draw:text-style-name="P4" draw:layer="layout" svg:x1="9.546cm" svg:y1="3.227cm" svg:x2="7.446cm" svg:y2="3.227cm">
            <text:p/>
          </draw:line>
          <draw:line draw:style-name="gr5" draw:text-style-name="P4" draw:layer="layout" svg:x1="9.54cm" svg:y1="3.185cm" svg:x2="9.54cm" svg:y2="5.085cm">
            <text:p/>
          </draw:line>
          <draw:line draw:style-name="gr5" draw:text-style-name="P4" draw:layer="layout" svg:x1="11.718cm" svg:y1="3.178cm" svg:x2="11.718cm" svg:y2="5.078cm">
            <text:p/>
          </draw:line>
          <draw:line draw:style-name="gr5" draw:text-style-name="P4" draw:layer="layout" svg:x1="7.439cm" svg:y1="1.414cm" svg:x2="7.446cm" svg:y2="3.281cm">
            <text:p/>
          </draw:line>
          <draw:line draw:style-name="gr5" draw:text-style-name="P4" draw:layer="layout" svg:x1="13.846cm" svg:y1="3.227cm" svg:x2="11.746cm" svg:y2="3.227cm">
            <text:p/>
          </draw:line>
          <draw:line draw:style-name="gr5" draw:text-style-name="P4" draw:layer="layout" svg:x1="13.846cm" svg:y1="1.378cm" svg:x2="13.846cm" svg:y2="3.278cm">
            <text:p/>
          </draw:line>
          <draw:line draw:style-name="gr5" draw:text-style-name="P4" draw:layer="layout" svg:x1="13.804cm" svg:y1="1.429cm" svg:x2="7.393cm" svg:y2="1.42cm">
            <text:p/>
          </draw:line>
          <draw:line draw:style-name="gr5" draw:text-style-name="P4" draw:layer="layout" svg:x1="9.483cm" svg:y1="5.127cm" svg:x2="11.776cm" svg:y2="5.13cm">
            <text:p/>
          </draw:line>
          <draw:line draw:style-name="gr5" draw:text-style-name="P4" draw:layer="layout" svg:x1="9.547cm" svg:y1="3.227cm" svg:x2="7.447cm" svg:y2="3.227cm">
            <text:p/>
          </draw:line>
          <draw:line draw:style-name="gr5" draw:text-style-name="P4" draw:layer="layout" svg:x1="9.541cm" svg:y1="3.185cm" svg:x2="9.541cm" svg:y2="5.085cm">
            <text:p/>
          </draw:line>
          <draw:line draw:style-name="gr5" draw:text-style-name="P4" draw:layer="layout" svg:x1="11.719cm" svg:y1="3.178cm" svg:x2="11.719cm" svg:y2="5.078cm">
            <text:p/>
          </draw:line>
          <draw:line draw:style-name="gr5" draw:text-style-name="P4" draw:layer="layout" svg:x1="7.44cm" svg:y1="1.414cm" svg:x2="7.447cm" svg:y2="3.281cm">
            <text:p/>
          </draw:line>
          <draw:line draw:style-name="gr5" draw:text-style-name="P4" draw:layer="layout" svg:x1="13.847cm" svg:y1="3.227cm" svg:x2="11.747cm" svg:y2="3.227cm">
            <text:p/>
          </draw:line>
          <draw:line draw:style-name="gr5" draw:text-style-name="P4" draw:layer="layout" svg:x1="13.847cm" svg:y1="1.378cm" svg:x2="13.847cm" svg:y2="3.278cm">
            <text:p/>
          </draw:line>
          <draw:line draw:style-name="gr5" draw:text-style-name="P4" draw:layer="layout" svg:x1="13.805cm" svg:y1="1.429cm" svg:x2="7.394cm" svg:y2="1.42cm">
            <text:p/>
          </draw:line>
        </draw:g>
        <draw:frame draw:style-name="gr6" draw:text-style-name="P5" draw:layer="layout" svg:width="2.541cm" svg:height="1.773cm" svg:x="9.38cm" svg:y="3.895cm">
          <draw:text-box>
            <text:p>Python</text:p>
          </draw:text-box>
        </draw:frame>
        <draw:frame draw:style-name="gr7" draw:text-style-name="P5" draw:layer="layout" svg:width="2.475cm" svg:height="0.963cm" svg:x="7.714cm" svg:y="1.981cm">
          <draw:text-box>
            <text:p>C++</text:p>
          </draw:text-box>
        </draw:frame>
        <draw:frame draw:style-name="gr7" draw:text-style-name="P5" draw:layer="layout" svg:width="2.475cm" svg:height="0.963cm" svg:x="11.431cm" svg:y="1.855cm">
          <draw:text-box>
            <text:p><text:s text:c="3"/>BC1</text:p>
          </draw:text-box>
        </draw:frame>
        <draw:custom-shape draw:style-name="gr8" draw:text-style-name="P6" draw:layer="layout" svg:width="1.071cm" svg:height="1.103cm" draw:transform="rotate (-1.57149445849569) translate (11.266cm 1.8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1.071cm" svg:height="1.103cm" draw:transform="rotate (-1.57149445849569) translate (11.266cm 7.2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6.068cm" svg:height="1.813cm" svg:x="1.184cm" svg:y="1.459cm">
          <text:p text:style-name="P1">Speechrecognition</text:p>
          <text:p text:style-name="P1">In C++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068cm" svg:height="1.813cm" svg:x="13.984cm" svg:y="1.459cm">
          <text:p text:style-name="P1">Speechrecognition</text:p>
          <text:p text:style-name="P1">In BC1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068cm" svg:height="1.813cm" svg:x="13.984cm" svg:y="8.059cm">
          <text:p text:style-name="P1">Speechrecognition</text:p>
          <text:p text:style-name="P1">In BC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872cm" svg:height="0.955cm" draw:transform="rotate (-1.57149445849569) translate (19.418cm 8.9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.2cm" svg:height="2.5cm" svg:x="15.756cm" svg:y="10.094cm">
          <text:p text:style-name="P1">BC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2.1cm" svg:x="15.956cm" svg:y="10.294cm">
          <text:p text:style-name="P1">BC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cm" svg:height="0.3cm" svg:x="18.356cm" svg:y="9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16.8cm" svg:y1="4.5cm" svg:x2="16.8cm" svg:y2="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8:17:04.256093949</meta:creation-date>
    <dc:date>2021-09-21T18:24:46.410264065</dc:date>
    <meta:editing-duration>PT7M42S</meta:editing-duration>
    <meta:editing-cycles>1</meta:editing-cycles>
    <meta:document-statistic meta:object-count="34"/>
    <meta:generator>LibreOffice/6.4.7.2$Linux_X86_64 LibreOffice_project/40$Build-2</meta:generator>
  </office:meta>
</office:document-meta>
</file>